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Times New Roman1" svg:font-family="'Times New Roman'" style:font-family-generic="roman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/>
      <style:text-properties fo:font-size="13pt" style:font-size-asian="13pt" style:font-size-complex="13pt"/>
    </style:style>
    <style:style style:name="P2" style:family="paragraph" style:parent-style-name="Standard">
      <style:paragraph-properties fo:margin-top="0in" fo:margin-bottom="0.1965in"/>
      <style:text-properties style:font-name="Times New Roman1" fo:font-size="13pt" fo:font-weight="bold" style:font-size-asian="13pt" style:font-weight-asian="bold" style:font-size-complex="13pt"/>
    </style:style>
    <style:style style:name="P3" style:family="paragraph" style:parent-style-name="Standard" style:master-page-name="Standard">
      <style:paragraph-properties fo:margin-top="0in" fo:margin-bottom="0.1965in" style:page-number="auto"/>
      <style:text-properties style:font-name="Times New Roman1" fo:font-size="13pt" fo:font-weight="bold" style:font-size-asian="13pt" style:font-weight-asian="bold" style:font-size-complex="13pt"/>
    </style:style>
    <style:style style:name="P4" style:family="paragraph" style:parent-style-name="Standard" style:list-style-name="WW8Num1">
      <style:paragraph-properties fo:margin-left="0.4909in" fo:margin-right="0in" fo:margin-top="0in" fo:margin-bottom="0in" fo:text-indent="-0.1965in" style:auto-text-indent="false">
        <style:tab-stops>
          <style:tab-stop style:position="2.9457in"/>
        </style:tab-stops>
      </style:paragraph-properties>
      <style:text-properties style:font-name="Times New Roman1" fo:font-size="13pt" style:font-size-asian="13pt" style:font-size-complex="13pt"/>
    </style:style>
    <style:style style:name="P5" style:family="paragraph" style:parent-style-name="Standard">
      <style:paragraph-properties fo:margin-left="0in" fo:margin-right="0in" fo:margin-top="0in" fo:margin-bottom="0in" fo:text-indent="0in" style:auto-text-indent="false">
        <style:tab-stops>
          <style:tab-stop style:position="2.9457in"/>
        </style:tab-stops>
      </style:paragraph-properties>
      <style:text-properties style:font-name="Times New Roman1"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 style:list-style-name="WW8Num1">
      <style:paragraph-properties fo:margin-left="0in" fo:margin-right="0in" fo:margin-top="0in" fo:margin-bottom="0in" fo:text-indent="0in" style:auto-text-indent="false">
        <style:tab-stops>
          <style:tab-stop style:position="2.9457in"/>
        </style:tab-stops>
      </style:paragraph-properties>
      <style:text-properties style:font-name="Times New Roman1" fo:font-size="13pt" fo:font-weight="normal" style:font-size-asian="13pt" style:font-weight-asian="normal" style:font-size-complex="13pt" style:font-weight-complex="normal"/>
    </style:style>
    <style:style style:name="P7" style:family="paragraph" style:parent-style-name="Text_20_body">
      <style:text-properties fo:font-size="13pt" fo:font-weight="bold" style:font-size-asian="13pt" style:font-weight-asian="bold" style:font-size-complex="13pt"/>
    </style:style>
    <style:style style:name="P8" style:family="paragraph" style:parent-style-name="Text_20_body">
      <style:text-properties fo:font-size="13pt" style:font-size-asian="13pt" style:font-size-complex="13pt"/>
    </style:style>
    <style:style style:name="P9" style:family="paragraph" style:parent-style-name="Text_20_body">
      <style:paragraph-properties>
        <style:tab-stops>
          <style:tab-stop style:position="2.4547in"/>
        </style:tab-stops>
      </style:paragraph-properties>
      <style:text-properties fo:font-size="13pt" style:font-size-asian="13pt" style:font-size-complex="13pt"/>
    </style:style>
    <style:style style:name="P10" style:family="paragraph" style:parent-style-name="Text_20_body">
      <style:text-properties fo:font-size="13pt" fo:font-weight="normal" style:font-size-asian="13pt" style:font-weight-asian="normal" style:font-size-complex="13pt" style:font-weight-complex="normal"/>
    </style:style>
    <style:style style:name="P11" style:family="paragraph" style:parent-style-name="Text_20_body">
      <style:paragraph-properties>
        <style:tab-stops>
          <style:tab-stop style:position="2.9457in"/>
        </style:tab-stops>
      </style:paragraph-properties>
    </style:style>
    <style:style style:name="P12" style:family="paragraph" style:parent-style-name="Text_20_body" style:list-style-name="WW8Num1">
      <style:paragraph-properties>
        <style:tab-stops>
          <style:tab-stop style:position="2.9457in"/>
        </style:tab-stops>
      </style:paragraph-properties>
    </style:style>
    <style:style style:name="P13" style:family="paragraph" style:parent-style-name="Text_20_body" style:list-style-name="L3">
      <style:paragraph-properties>
        <style:tab-stops>
          <style:tab-stop style:position="2.9457in"/>
        </style:tab-stops>
      </style:paragraph-properties>
    </style:style>
    <style:style style:name="P14" style:family="paragraph" style:parent-style-name="Text_20_body" style:list-style-name="WW8Num1">
      <style:paragraph-properties fo:margin-left="0.4909in" fo:margin-right="0in" fo:text-indent="-0.1965in" style:auto-text-indent="false">
        <style:tab-stops>
          <style:tab-stop style:position="2.9457in"/>
        </style:tab-stops>
      </style:paragraph-properties>
      <style:text-properties style:font-name="Times New Roman1" fo:font-size="13pt" fo:font-weight="normal" style:font-size-asian="13pt" style:font-weight-asian="normal" style:font-size-complex="13pt" style:font-weight-complex="normal"/>
    </style:style>
    <style:style style:name="P15" style:family="paragraph" style:parent-style-name="Text_20_body" style:list-style-name="WW8Num1">
      <style:paragraph-properties fo:margin-left="0.4909in" fo:margin-right="0in" fo:margin-top="0in" fo:margin-bottom="0in" fo:text-indent="-0.1965in" style:auto-text-indent="false">
        <style:tab-stops>
          <style:tab-stop style:position="2.9457in"/>
        </style:tab-stops>
      </style:paragraph-properties>
      <style:text-properties style:font-name="Times New Roman1" fo:font-size="13pt" style:font-size-asian="13pt" style:font-size-complex="13pt"/>
    </style:style>
    <style:style style:name="P16" style:family="paragraph" style:parent-style-name="Text_20_body" style:list-style-name="WW8Num1">
      <style:paragraph-properties fo:margin-left="0.4909in" fo:margin-right="0in" fo:margin-top="0in" fo:margin-bottom="0in" fo:text-indent="-0.1965in" style:auto-text-indent="false">
        <style:tab-stops>
          <style:tab-stop style:position="2.9457in"/>
        </style:tab-stops>
      </style:paragraph-properties>
      <style:text-properties fo:font-size="13pt" style:font-size-asian="13pt" style:font-size-complex="13pt"/>
    </style:style>
    <style:style style:name="P17" style:family="paragraph" style:parent-style-name="Text_20_body">
      <style:paragraph-properties fo:margin-top="0in" fo:margin-bottom="0.0835in"/>
      <style:text-properties fo:font-size="13pt" style:font-size-asian="13pt" style:font-size-complex="13pt"/>
    </style:style>
    <style:style style:name="P18" style:family="paragraph" style:parent-style-name="Text_20_body">
      <style:paragraph-properties fo:margin-top="0in" fo:margin-bottom="0.0835in"/>
      <style:text-properties fo:font-size="13pt" fo:font-weight="bold" style:font-size-asian="13pt" style:font-weight-asian="bold" style:font-size-complex="13pt" style:font-weight-complex="bold"/>
    </style:style>
    <style:style style:name="P19" style:family="paragraph" style:parent-style-name="Text_20_body">
      <style:paragraph-properties fo:margin-left="0in" fo:margin-right="0in" fo:margin-top="0in" fo:margin-bottom="0in" fo:text-indent="0in" style:auto-text-indent="false">
        <style:tab-stops>
          <style:tab-stop style:position="2.9457in"/>
        </style:tab-stops>
      </style:paragraph-properties>
      <style:text-properties style:font-name="Times New Roman1" fo:font-size="13pt" style:font-size-asian="13pt" style:font-size-complex="13pt"/>
    </style:style>
    <style:style style:name="P20" style:family="paragraph" style:parent-style-name="Text_20_body">
      <style:paragraph-properties fo:margin-left="0in" fo:margin-right="0in" fo:margin-top="0in" fo:margin-bottom="0.0835in" fo:text-indent="0in" style:auto-text-indent="false"/>
      <style:text-properties fo:font-size="13pt" fo:font-weight="normal" style:font-size-asian="13pt" style:font-weight-asian="normal" style:font-size-complex="13pt" style:font-weight-complex="normal"/>
    </style:style>
    <style:style style:name="P21" style:family="paragraph" style:parent-style-name="Text_20_body" style:list-style-name="WW8Num1">
      <style:paragraph-properties fo:margin-left="0in" fo:margin-right="0in" fo:text-indent="0in" style:auto-text-indent="false">
        <style:tab-stops>
          <style:tab-stop style:position="2.9457in"/>
        </style:tab-stops>
      </style:paragraph-properties>
      <style:text-properties style:font-name="Times New Roman1"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1" fo:font-size="13pt" fo:font-weight="normal" style:font-size-asian="13pt" style:font-weight-asian="normal" style:font-size-complex="13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bstract</text:p>
      <text:p text:style-name="P2">Introduction</text:p>
      <text:list xml:id="list665776086" text:style-name="WW8Num1">
        <text:list-item>
          <text:p text:style-name="P15">motivation</text:p>
        </text:list-item>
        <text:list-item>
          <text:p text:style-name="P16">problem</text:p>
        </text:list-item>
        <text:list-item>
          <text:p text:style-name="P15">previous solutions</text:p>
        </text:list-item>
        <text:list-item>
          <text:p text:style-name="P15">my solution</text:p>
        </text:list-item>
      </text:list>
      <text:p text:style-name="P19"/>
      <text:p text:style-name="P1"><text:bookmark-start text:name="raci"/>The goal of this project is to provide an approach to shared control of a robotic wheelchair, thus incresing their mobility. <text:s/>It is an extension of [cheen_maps_2007]. <text:s/><text:bookmark-end text:name="raci"/></text:p>
      <text:p text:style-name="P1"/>
      <text:p text:style-name="P1">But a more practiacal and flexible environment involves shared control between the user and the wheelchair. <text:s/></text:p>
      <text:p text:style-name="P1"/>
      <text:p text:style-name="P1">Continuing research into non-invasive BCI's have enabled people with severe nuero-musculaar disabilities, more control over important aspects of their lives [vanacker_context-based_2007]. <text:s text:c="3"/>One of the most important, is control over their mobility. <text:s/>Successful strategies have been employed, allowing users to steer wheelchairs with EEG signals [tanaka_electroencephalogram-based_2005] [leeb_self-pacedasynchronous_2007]. <text:s/>But EEG signals are not very reliable, as they are inherently noisy. <text:s/></text:p>
      <text:p text:style-name="P7"/>
      <text:p text:style-name="P7">History and Related Work</text:p>
      <text:list xml:id="list846638714" text:continue-numbering="true" text:style-name="WW8Num1">
        <text:list-item>
          <text:p text:style-name="P4">EEG</text:p>
        </text:list-item>
        <text:list-item>
          <text:p text:style-name="P4">BCI</text:p>
        </text:list-item>
        <text:list-item>
          <text:p text:style-name="P14">BCI controlled robots</text:p>
          <text:p text:style-name="P21">Recently, BCI's have been employed as interfaces to wheelchairs [leeb_self-pacedasynchronous_2007] [tanaka_electroencephalogram-based_2005]. <text:s/>These interfaces have allowed users to navigate themselves using brain power alone. <text:s/>But research into adaptive have allowed Research into BCI controlled devices enabling mobility, has been moving away from autnomous devices to shared control strategies [philips2007adaptive]. </text:p>
        </text:list-item>
        <text:list-item>
          <text:p text:style-name="P12"><text:span text:style-name="T3">EKF</text:span></text:p>
        </text:list-item>
      </text:list>
      <text:p text:style-name="P11"><text:span text:style-name="T3">kalman filters are techniques used for state estimation in probabilistic temporal models. <text:s/>It assumes a linear gaussian transition model: a linear gaussian distrobution is used to represent the transition model, and gaussian noise is assumed [russell_artificial_2002]. <text:s/>Extended kalman filters were designed to deal with non-linearities in the system being modeled [russell_artificial_2002]. <text:s/>It works by modeling the system as locally linear near the mean of the current state distribution [russell_artificial_2002]. <text:s/>Both techniques are limited by their ability to only model state distributions as a single multivariate Gaussian, while many real world applications require the flexibility of being able to model arbitrary distributions [russell_artificial_2002]. <text:s/>In addition, errors in the map and in localization are correlated, and this correlation is reflected in the EKF covariance matrix [montemerlo_fastslam_2003].</text:span></text:p>
      <text:p text:style-name="P11"><text:soft-page-break/><text:span text:style-name="T3"/></text:p>
      <text:list xml:id="list1750225133" text:style-name="L3">
        <text:list-item>
          <text:p text:style-name="P13"><text:span text:style-name="T3">Particle Filter</text:span></text:p>
        </text:list-item>
      </text:list>
      <text:p text:style-name="P11"><text:span text:style-name="T3"/></text:p>
      <text:list xml:id="list191232109" text:continue-list="list846638714" text:style-name="WW8Num1">
        <text:list-item>
          <text:p text:style-name="P14">SLAM</text:p>
          <text:p text:style-name="P21">SLAM is an algorithm for autonomous mobile agents involving the generation of a probabilistic map of the agent's environment, and the determination of its location in the map [montemerlo_fastslam_2003]. <text:s/>Most of the current research regarding SLAM, has been based on [orig_slam], which defined the use of extended kalman filters (EKF) for solving the SLAM problem. <text:s/></text:p>
        </text:list-item>
        <text:list-item>
          <text:p text:style-name="P14">MAPS</text:p>
        </text:list-item>
        <text:list-item>
          <text:p text:style-name="P14">maps bci interface</text:p>
          <text:p text:style-name="P6">The bci used in [cheen_maps_2007] relies on event related synchronization desynchronization (ERS/ERD) signals. <text:s/><text:span text:style-name="T2">(look up) </text:span>Options presented to the user as a grid of cells which are scanned sequentially. <text:s/>A selection is made when an ERS event is detected by the BCI. <text:s/></text:p>
          <text:p text:style-name="P6"/>
          <text:p text:style-name="P6">In [philips2007adaptive] a graphical interface is presented which allows a user shared control of an autonomous mobile agent. <text:s/>The agent uses the simultaneous location and mapping algorithm (SLAM) in order to orient itself and create a map when it is in an unknown environment (an environment with no corresponding map in it's database). <text:s/>Maps are generated while the user has complete control of the agent, and controls it solely throught the BCI. <text:s/>A control strategy which includes obstacle avoidance, is employed while the user navigates the agent freely. <text:s/>The user is able to select from the stored maps. <text:s/>Once a map is selected, the user can generate trajectories to navigate through it by selecting the initial and final positions of the mobile agent. <text:s/></text:p>
        </text:list-item>
      </text:list>
      <text:p text:style-name="P5"/>
      <text:p text:style-name="P5">A grid map of the environment is built using the SLAM algorithm. <text:s/>The grid map is used to build a probabilistic map, which is then used to build an evidence grid. <text:s/></text:p>
      <text:p text:style-name="P5"/>
      <text:p text:style-name="P8"><text:span text:style-name="T1">My approach</text:span></text:p>
      <text:p text:style-name="P10">A particle filter is a sampling technique used to estimate Bayesian models. <text:s/>[russell_artificial_2002]</text:p>
      <text:p text:style-name="P9"><text:span text:style-name="T1">Discussion</text:span></text:p>
      <text:p text:style-name="P17"><text:span text:style-name="T1">Conclusion</text:span></text:p>
      <text:p text:style-name="P18">Future directions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charset="x-symbol"/>
    <style:font-face style:name="OpenSymbol1" svg:font-family="OpenSymbol"/>
    <style:font-face style:name="OpenSymbol" svg:font-family="OpenSymbol, 'Arial Unicode MS'"/>
    <style:font-face style:name="Times New Roman1" svg:font-family="'Times New Roman'" style:font-family-generic="roman"/>
    <style:font-face style:name="DejaVu Sans1" svg:font-family="'DejaVu San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OpenSymbol"/>
    </style:style>
    <style:style style:name="WW8Num2z0" style:family="text">
      <style:text-properties style:font-name="Symbol" style:font-name-complex="OpenSymbol"/>
    </style:style>
    <style:style style:name="WW8Num3z0" style:family="text">
      <style:text-properties style:font-name="Symbol" style:font-name-complex="OpenSymbol"/>
    </style:style>
    <style:style style:name="WW8Num4z0" style:family="text">
      <style:text-properties style:font-name="Symbol" style:font-name-complex="OpenSymbol"/>
    </style:style>
    <style:style style:name="WW8Num5z0" style:family="text">
      <style:text-properties style:font-name="Symbol" style:font-name-complex="OpenSymbol"/>
    </style:style>
    <style:style style:name="WW8Num5z1" style:family="text">
      <style:text-properties style:font-name="Open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4909in" fo:text-indent="-0.1965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0.9819in" fo:text-indent="-0.1965in" fo:margin-left="0.9819in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1.4728in" fo:text-indent="-0.1965in" fo:margin-left="1.4728in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1.9638in" fo:text-indent="-0.1965in" fo:margin-left="1.9638in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2.4547in" fo:text-indent="-0.1965in" fo:margin-left="2.4547in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2.9457in" fo:text-indent="-0.1965in" fo:margin-left="2.9457in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4366in" fo:text-indent="-0.1965in" fo:margin-left="3.4366in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3.928in" fo:text-indent="-0.1965in" fo:margin-left="3.928in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4.4189in" fo:text-indent="-0.1965in" fo:margin-left="4.418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1T23:09:20</meta:creation-date>
    <meta:editing-duration>PT606H06M15S</meta:editing-duration>
    <meta:generator>OpenOffice.org/3.0$Unix OpenOffice.org_project/300m15$Build-9379</meta:generator>
    <dc:date>2009-12-23T06:02:33</dc:date>
    <meta:editing-cycles>25</meta:editing-cycles>
    <meta:document-statistic meta:table-count="0" meta:image-count="0" meta:object-count="0" meta:page-count="2" meta:paragraph-count="29" meta:word-count="584" meta:character-count="3997"/>
    <meta:user-defined meta:name="Info 1"/>
    <meta:user-defined meta:name="Info 2"/>
    <meta:user-defined meta:name="Info 3"/>
    <meta:user-defined meta:name="Info 4"/>
  </office:meta>
</office:document-meta>
</file>